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53mm"/>
    </style:style>
    <style:style style:name="co2" style:family="table-column">
      <style:table-column-properties fo:break-before="auto" style:column-width="79.36mm"/>
    </style:style>
    <style:style style:name="co3" style:family="table-column">
      <style:table-column-properties fo:break-before="auto" style:column-width="25.3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4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utenberg-ID</text:p>
          </table:table-cell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David Copperfield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A child’s history of England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Bleak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Expectations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Charles Dickens’ Children Stories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The Chimes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The Battle of Life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A Christmas Carol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Master Humphrey’s Clock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Dombey and Son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Hard Times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The Haunted Man and the Ghost’s Bargain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A House to Let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The Ancient Allan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Sheallan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Ayesha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Benita, An African Romance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Black Heart and White Heart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The Brethren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Cleopatra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Colonel Quaritch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Allan Quatermain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Child of Storm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Doctor Therne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e Collier de la Reine I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e Collier de la Reine II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Pamphile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Capitaine Paul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MonteCristo1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MonteCristo2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MonteCristo3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MonteCristo4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rois Musquetaires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e Vicomte1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e Vicomte2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e Vicomte3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e Vicomte4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Vingt Ans Apres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Chevalier Maison-Rouge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De la terre a la lune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e Docteur Ox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es Indes Noires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Un billet de loterie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’Ile Mysterieuse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’ile a helice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Aventures du Capitaine Hatteras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Face au drapeau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Voyage au centre de la terre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e chateau des Carpathes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es Cinq Cents Millions de la Begum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Cinq Semaines En Ballo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Autour de la lune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’archipel en feu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Briefe aus der Schweiz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Italienische Reise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Kampagne in Frankreich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Reineke Fuchs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Gotz von Berlichingen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Farbenlehre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Faust1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Faust2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Lehr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ahlverwandtschaften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erther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Torquato Tasso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Trauerspiel (Die Aufgeregten+Die natürliche Tochter+Egmont)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Die Leiden des jungen Werther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Amerikanische Wald-1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Amerikanische Wald-2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Colonie1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Colonie2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Colonie3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Erbe1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Erbe2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Kunstreiter 3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Herrn Mahlhubers Reiseabenteuer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Matrosenleben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Erbe3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Inselwelt 1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Inselwelt 2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Kunstreiter 1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Kunstreiter 2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Kunstreiter 3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Herrn Mahlhubers Reiseabenteuer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Matrosenleben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a maja desnud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Mare nostrum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os muertos mandan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Oriente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os argonautas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a bodeg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a Catedral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os cuatro jinetes del apocalipsis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os enemigos de la mujer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Entre naranjos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Flor de mayo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a hord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El intruso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Arroz y tartan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a Barrac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Fortunata y Jacint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Marianel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Misericordi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Torquemada en la hoguer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La de Bringas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La desheredad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Doña Perfect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Un faccioso mas y algunos frailes menos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La familia de Leon Roch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La Fontana de Oro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Episodios Nacionales (Trafalgar, La corte de Carlos IV, El 19 de marzo y el 2 de mayo)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Episodios Nacionales (Bailen, Napoleon en Chamartin, Zaragoza)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Episodios Nacionales (Arapiles, Cadiz, El Empecinado, Gerona)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 table:number-rows-repeated="104845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utenberg_url</text:p>
          </table:table-cell>
          <table:table-cell office:value-type="string" calcext:value-type="string">
            <text:p>gutenberg_id</text:p>
          </table:table-cell>
          <table:table-cell office:value-type="string" calcext:value-type="string">
            <text:p>proposed_source</text:p>
          </table:table-cell>
          <table:table-cell office:value-type="string" calcext:value-type="string">
            <text:p>used_source</text:p>
          </table:table-cell>
          <table:table-cell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A child’s history of England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A Christmas Carol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A House to Let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2324" calcext:value-type="float">
            <text:p>232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Bleak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Charles Dickens’ Children Stories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37121" calcext:value-type="float">
            <text:p>37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ction of short stories: </text:p>
          </table:table-cell>
          <table:table-cell office:value-type="string" calcext:value-type="string">
            <text:p>Little Dorr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David Copperfield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Dombey and Son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Expectations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Hard Times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Master Humphrey’s Clock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The Battle of Life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The Chimes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The Haunted Man and the Ghost’s Bargain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Aventures de Monsieur Pickwick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3771" calcext:value-type="float">
            <text:p>1377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Aventures de Monsieur Pickwick, Vol. II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4789" calcext:value-type="float">
            <text:p>1478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Barnabe Rudge, Tome I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7879" calcext:value-type="float">
            <text:p>178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Barnabe Rudge, Tome II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7880" calcext:value-type="float">
            <text:p>178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Cantique de Noel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6021" calcext:value-type="float">
            <text:p>1602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David Copperfield - Tome I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7868" calcext:value-type="float">
            <text:p>1786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David Copperfield - Tome II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7869" calcext:value-type="float">
            <text:p>1786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Le grillon du foyer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6020" calcext:value-type="float">
            <text:p>1602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Le magasin d’antiquites, Tome I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7675" calcext:value-type="float">
            <text:p>17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d ma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Le magasin d’antiquites, Tome II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7676" calcext:value-type="float">
            <text:p>176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d ma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Les conteurs a la ronde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6022" calcext:value-type="float">
            <text:p>16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ction of short stories: </text:p>
          </table:table-cell>
          <table:table-cell office:value-type="string" calcext:value-type="string">
            <text:p>The Child’s Story</text:p>
          </table:table-cell>
          <table:table-cell office:value-type="string" calcext:value-type="string">
            <text:p>The Poor Relation’s Story</text:p>
          </table:table-cell>
          <table:table-cell office:value-type="string" calcext:value-type="string">
            <text:p>NOT DICKENS: Somebody’s Story b yWilliam Moy Thomas</text:p>
          </table:table-cell>
          <table:table-cell office:value-type="string" calcext:value-type="string">
            <text:p>NOT BY DICKENS: The old nurse’s story (Elisabeth Gaskell)</text:p>
          </table:table-cell>
          <table:table-cell office:value-type="string" calcext:value-type="string">
            <text:p>NOT DICKENS: L'HISTOIRE DU GRAND-PÈRE (by Reverend James White)</text:p>
          </table:table-cell>
          <table:table-cell office:value-type="string" calcext:value-type="string">
            <text:p>NOT DICKENS: The Host’s Story by Edmund Ollier</text:p>
          </table:table-cell>
          <table:table-cell office:value-type="string" calcext:value-type="string">
            <text:p>NOT DICKENS: The Charwoman’s Story by Edmund Saul Dixon</text:p>
          </table:table-cell>
          <table:table-cell office:value-type="string" calcext:value-type="string">
            <text:p>NOT DICKENS: The deaf playmate’s Story by Harriet Martineau</text:p>
          </table:table-cell>
          <table:table-cell office:value-type="string" calcext:value-type="string">
            <text:p>NOT DICKENS: The Guest’s Story by Samuel Sidney</text:p>
          </table:table-cell>
          <table:table-cell office:value-type="string" calcext:value-type="string">
            <text:p>NOT DICKENS: The Mother’s Story by Eliza Griffiths</text:p>
          </table:table-cell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Les grandes esperances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7565" calcext:value-type="float">
            <text:p>1756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. Dickens</text:p>
          </table:table-cell>
          <table:table-cell office:value-type="string" calcext:value-type="string">
            <text:p>Oliver Twist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16023" calcext:value-type="float">
            <text:p>1602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The Ancient Alla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5746.mobile</text:p>
          </table:table-cell>
          <table:table-cell office:value-type="float" office:value="5746" calcext:value-type="float">
            <text:p>574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166.mobile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Shealla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www.gutenberg.org/ebooks/5745</text:p>
          </table:table-cell>
          <table:table-cell office:value-type="float" office:value="5745" calcext:value-type="float">
            <text:p>574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3155.mobile</text:p>
          </table:table-cell>
          <table:table-cell office:value-type="float" office:value="3155" calcext:value-type="float">
            <text:p>315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Ayesh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5228.mobile</text:p>
          </table:table-cell>
          <table:table-cell office:value-type="float" office:value="5228" calcext:value-type="float">
            <text:p>522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3096.mobile</text:p>
          </table:table-cell>
          <table:table-cell office:value-type="float" office:value="3096" calcext:value-type="float">
            <text:p>30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Benita, An African Romanc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761.mobile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Black Heart and White Hear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842.mobile</text:p>
          </table:table-cell>
          <table:table-cell office:value-type="float" office:value="2842" calcext:value-type="float">
            <text:p>284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The Brethre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762.mobile</text:p>
          </table:table-cell>
          <table:table-cell office:value-type="float" office:value="2762" calcext:value-type="float">
            <text:p>27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Cleopatr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769.mobile</text:p>
          </table:table-cell>
          <table:table-cell office:value-type="float" office:value="2769" calcext:value-type="float">
            <text:p>276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Colonel Quaritch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1882.mobile</text:p>
          </table:table-cell>
          <table:table-cell office:value-type="float" office:value="11882" calcext:value-type="float">
            <text:p>118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0892.mobile</text:p>
          </table:table-cell>
          <table:table-cell office:value-type="float" office:value="10892" calcext:value-type="float">
            <text:p>1089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Allan Quaterma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711.mobil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Child of Stor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711.mobile</text:p>
          </table:table-cell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. Haggard</text:p>
          </table:table-cell>
          <table:table-cell office:value-type="string" calcext:value-type="string">
            <text:p>Doctor Thern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5764.mobile</text:p>
          </table:table-cell>
          <table:table-cell office:value-type="float" office:value="5764" calcext:value-type="float">
            <text:p>576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e Collier de la Reine 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8199.mobile</text:p>
          </table:table-cell>
          <table:table-cell office:value-type="float" office:value="18199" calcext:value-type="float">
            <text:p>1819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e Collier de la Reine I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8200.mobile</text:p>
          </table:table-cell>
          <table:table-cell office:value-type="float" office:value="18200" calcext:value-type="float">
            <text:p>1820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Pamphil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8697.mobile</text:p>
          </table:table-cell>
          <table:table-cell office:value-type="float" office:value="18697" calcext:value-type="float">
            <text:p>1869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Capitaine Pau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5574.mobile</text:p>
          </table:table-cell>
          <table:table-cell office:value-type="float" office:value="15574" calcext:value-type="float">
            <text:p>155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MonteCristo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7989.mobile</text:p>
          </table:table-cell>
          <table:table-cell office:value-type="float" office:value="17989" calcext:value-type="float">
            <text:p>1798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MonteCristo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7990.mobile</text:p>
          </table:table-cell>
          <table:table-cell office:value-type="float" office:value="17990" calcext:value-type="float">
            <text:p>1799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MonteCristo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7991.mobile</text:p>
          </table:table-cell>
          <table:table-cell office:value-type="float" office:value="17991" calcext:value-type="float">
            <text:p>1799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MonteCristo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7992.mobile</text:p>
          </table:table-cell>
          <table:table-cell office:value-type="float" office:value="17992" calcext:value-type="float">
            <text:p>1799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rois Musquetair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3951.mobile</text:p>
          </table:table-cell>
          <table:table-cell office:value-type="float" office:value="13951" calcext:value-type="float">
            <text:p>1395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e Vicomte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3947.mobile</text:p>
          </table:table-cell>
          <table:table-cell office:value-type="float" office:value="13947" calcext:value-type="float">
            <text:p>1394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e Vicomte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3948.mobile</text:p>
          </table:table-cell>
          <table:table-cell office:value-type="float" office:value="13948" calcext:value-type="float">
            <text:p>1394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e Vicomte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3949.mobile</text:p>
          </table:table-cell>
          <table:table-cell office:value-type="float" office:value="13949" calcext:value-type="float">
            <text:p>1394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e Vicomte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3950.mobile</text:p>
          </table:table-cell>
          <table:table-cell office:value-type="float" office:value="13950" calcext:value-type="float">
            <text:p>1395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Vingt Ans Apr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3952.mobile</text:p>
          </table:table-cell>
          <table:table-cell office:value-type="float" office:value="13952" calcext:value-type="float">
            <text:p>1395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Chevalier Maison-Roug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8006.mobile</text:p>
          </table:table-cell>
          <table:table-cell office:value-type="float" office:value="18006" calcext:value-type="float">
            <text:p>180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en Years Lat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258.mobile</text:p>
          </table:table-cell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wenty Years Aft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www.gutenberg.org/ebooks/1259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he three musketeer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www.gutenberg.org/ebooks/1257</text:p>
          </table:table-cell>
          <table:table-cell office:value-type="float" office:value="1257" calcext:value-type="float">
            <text:p>125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os tres mosqueteros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freeditorial.com/es/books/los-tres-mosqueter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a xlink:href="http://m.gutenberg.org/ebooks/24988.mobile" xlink:type="simple">http://m.gutenberg.org/ebooks/24988.mobile</text:a></text:p>
          </table:table-cell>
          <table:table-cell office:value-type="float" office:value="24988" calcext:value-type="float">
            <text:p>2498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Balsamo, The Magicia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45822.mobile</text:p>
          </table:table-cell>
          <table:table-cell office:value-type="float" office:value="45822" calcext:value-type="float">
            <text:p>458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s of ads in the text f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he Borgia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741.mobile</text:p>
          </table:table-cell>
          <table:table-cell office:value-type="float" office:value="2741" calcext:value-type="float">
            <text:p>274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he Countess of Charn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42757.mobile</text:p>
          </table:table-cell>
          <table:table-cell office:value-type="float" office:value="42757" calcext:value-type="float">
            <text:p>42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s of ads in the text f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he Conspirator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7385.mobile</text:p>
          </table:table-cell>
          <table:table-cell office:value-type="float" office:value="27385" calcext:value-type="float">
            <text:p>2738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La Constant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749.mobile</text:p>
          </table:table-cell>
          <table:table-cell office:value-type="float" office:value="2749" calcext:value-type="float">
            <text:p>274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he Corsican Brother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41881.mobile</text:p>
          </table:table-cell>
          <table:table-cell office:value-type="float" office:value="41881" calcext:value-type="float">
            <text:p>4188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he Forty-Five Guardsme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3626.mobile</text:p>
          </table:table-cell>
          <table:table-cell office:value-type="float" office:value="13626" calcext:value-type="float">
            <text:p>136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he Countess of Saint-Gera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754.mobile</text:p>
          </table:table-cell>
          <table:table-cell office:value-type="float" office:value="2754" calcext:value-type="float">
            <text:p>275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he Companions of Jeh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7079.mobile</text:p>
          </table:table-cell>
          <table:table-cell office:value-type="float" office:value="7079" calcext:value-type="float">
            <text:p>70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Chicot the Jest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7426.mobile</text:p>
          </table:table-cell>
          <table:table-cell office:value-type="float" office:value="7426" calcext:value-type="float">
            <text:p>74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he Man in the Iron Mas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759.mobile</text:p>
          </table:table-cell>
          <table:table-cell office:value-type="float" office:value="2759" calcext:value-type="float">
            <text:p>27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d ma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he Count of Monte Crist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184.mobile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d ma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Ali Pach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753.mobile</text:p>
          </table:table-cell>
          <table:table-cell office:value-type="float" office:value="2753" calcext:value-type="float">
            <text:p>275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Captain Pau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41222.mobile</text:p>
          </table:table-cell>
          <table:table-cell office:value-type="float" office:value="41222" calcext:value-type="float">
            <text:p>4122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The Black Tuli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965.mobile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Dumas</text:p>
          </table:table-cell>
          <table:table-cell office:value-type="string" calcext:value-type="string">
            <text:p>Marguerite de Valoi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www.gutenberg.org/ebooks/33609</text:p>
          </table:table-cell>
          <table:table-cell office:value-type="float" office:value="33609" calcext:value-type="float">
            <text:p>3360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4163.mobile</text:p>
          </table:table-cell>
          <table:table-cell office:value-type="float" office:value="14163" calcext:value-type="float">
            <text:p>1416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De la terre a la lun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799.mobi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e Docteur Ox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1589.mobile</text:p>
          </table:table-cell>
          <table:table-cell office:value-type="float" office:value="11589" calcext:value-type="float">
            <text:p>1158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es Indes Noir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5081.mobile</text:p>
          </table:table-cell>
          <table:table-cell office:value-type="float" office:value="5081" calcext:value-type="float">
            <text:p>508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Un billet de loteri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5203.mobile</text:p>
          </table:table-cell>
          <table:table-cell office:value-type="float" office:value="15203" calcext:value-type="float">
            <text:p>1520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’Ile Mysterieus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4287.mobile</text:p>
          </table:table-cell>
          <table:table-cell office:value-type="float" office:value="14287" calcext:value-type="float">
            <text:p>142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’ile a heli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7798.mobile</text:p>
          </table:table-cell>
          <table:table-cell office:value-type="float" office:value="17798" calcext:value-type="float">
            <text:p>1779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Aventures du Capitaine Hattera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1927.mobile</text:p>
          </table:table-cell>
          <table:table-cell office:value-type="float" office:value="11927" calcext:value-type="float">
            <text:p>119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Face au drapea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6826.mobile</text:p>
          </table:table-cell>
          <table:table-cell office:value-type="float" office:value="16826" calcext:value-type="float">
            <text:p>168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Voyage au centre de la terr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4791.mobile</text:p>
          </table:table-cell>
          <table:table-cell office:value-type="float" office:value="4791" calcext:value-type="float">
            <text:p>479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e chateau des Carpath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5082.mobile</text:p>
          </table:table-cell>
          <table:table-cell office:value-type="float" office:value="5082" calcext:value-type="float">
            <text:p>50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es Cinq Cents Millions de la Begu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4968.mobile</text:p>
          </table:table-cell>
          <table:table-cell office:value-type="float" office:value="4968" calcext:value-type="float">
            <text:p>496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Cinq Semaines En Ballo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4548.mobile</text:p>
          </table:table-cell>
          <table:table-cell office:value-type="float" office:value="4548" calcext:value-type="float">
            <text:p>454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Autour de la lun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4717.mobile</text:p>
          </table:table-cell>
          <table:table-cell office:value-type="float" office:value="4717" calcext:value-type="float">
            <text:p>471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’archipel en fe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7660.mobile</text:p>
          </table:table-cell>
          <table:table-cell office:value-type="float" office:value="17660" calcext:value-type="float">
            <text:p>1766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Celebrated Travels and Travellers 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4777.mobile</text:p>
          </table:table-cell>
          <table:table-cell office:value-type="float" office:value="24777" calcext:value-type="float">
            <text:p>2477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Celebrated Travels and Travellers 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6658.mobile</text:p>
          </table:table-cell>
          <table:table-cell office:value-type="float" office:value="26658" calcext:value-type="float">
            <text:p>2665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Celebrated Travels and Travellers 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5784.mobile</text:p>
          </table:table-cell>
          <table:table-cell office:value-type="float" office:value="25784" calcext:value-type="float">
            <text:p>2578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Der Courier des Czaar (Michael Strogoff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34064.mobile</text:p>
          </table:table-cell>
          <table:table-cell office:value-type="float" office:value="34064" calcext:value-type="float">
            <text:p>3406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Michael Strogof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8987.mobile</text:p>
          </table:table-cell>
          <table:table-cell office:value-type="float" office:value="8987" calcext:value-type="float">
            <text:p>89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The Mysterious Islan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268.mobile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La isla misteriosa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TFOU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The Field of Ic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9618.mobile</text:p>
          </table:table-cell>
          <table:table-cell office:value-type="float" office:value="9618" calcext:value-type="float">
            <text:p>961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The English at the North Pol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2759.mobile</text:p>
          </table:table-cell>
          <table:table-cell office:value-type="float" office:value="22759" calcext:value-type="float">
            <text:p>2275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Facing the Fla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1556.mobile</text:p>
          </table:table-cell>
          <table:table-cell office:value-type="float" office:value="11556" calcext:value-type="float">
            <text:p>1155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Der Findling. Zweiter Band.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46180.mobile</text:p>
          </table:table-cell>
          <table:table-cell office:value-type="float" office:value="46180" calcext:value-type="float">
            <text:p>461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Der Findling. Erster Band.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46174.mobile</text:p>
          </table:table-cell>
          <table:table-cell office:value-type="float" office:value="46174" calcext:value-type="float">
            <text:p>461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From the Earth to the Mo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83.mobile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The Adventures of a Special Correspon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1263.mobile</text:p>
          </table:table-cell>
          <table:table-cell office:value-type="float" office:value="11263" calcext:value-type="float">
            <text:p>1126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A Journey into the interior of the Earth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3748.mobile</text:p>
          </table:table-cell>
          <table:table-cell office:value-type="float" office:value="3748" calcext:value-type="float">
            <text:p>374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In Search of the Castawa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083.mobile</text:p>
          </table:table-cell>
          <table:table-cell office:value-type="float" office:value="2083" calcext:value-type="float">
            <text:p>208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Dick San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gutenberg.org/ebooks/9150</text:p>
          </table:table-cell>
          <table:table-cell office:value-type="float" office:value="9150" calcext:value-type="float">
            <text:p>915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The Blockade Runner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8992.mobile</text:p>
          </table:table-cell>
          <table:table-cell office:value-type="float" office:value="8992" calcext:value-type="float">
            <text:p>899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An Antarctic Myste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gutenberg.org/ebooks/10339</text:p>
          </table:table-cell>
          <table:table-cell office:value-type="float" office:value="10339" calcext:value-type="float">
            <text:p>1033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Eight Hundred Leagues on the Amaz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gutenberg.org/ebooks/3091</text:p>
          </table:table-cell>
          <table:table-cell office:value-type="float" office:value="3091" calcext:value-type="float">
            <text:p>309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Around the Mo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gutenberg.org/ebooks/16457</text:p>
          </table:table-cell>
          <table:table-cell office:value-type="float" office:value="16457" calcext:value-type="float">
            <text:p>16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quel to from the earth to the mo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gutenberg.org/ebooks/33516</text:p>
          </table:table-cell>
          <table:table-cell office:value-type="float" office:value="33516" calcext:value-type="float">
            <text:p>335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Around the World in 80 Da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gutenberg.org/ebooks/10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Five Weeks in a Ballo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gutenberg.org/ebooks/3526</text:p>
          </table:table-cell>
          <table:table-cell office:value-type="float" office:value="3526" calcext:value-type="float">
            <text:p>35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 Verne</text:p>
          </table:table-cell>
          <table:table-cell office:value-type="string" calcext:value-type="string">
            <text:p>Twenty Thousand Leagues under the Se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gutenberg.org/ebooks/164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Briefe aus der Schwei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gutenberg.org/ebooks/2402</text:p>
          </table:table-cell>
          <table:table-cell office:value-type="float" office:value="2402" calcext:value-type="float">
            <text:p>24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Italienische Reise 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gutenberg.org/ebooks/2404</text:p>
          </table:table-cell>
          <table:table-cell office:value-type="float" office:value="2404" calcext:value-type="float">
            <text:p>2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Italienische Reise 2</text:p>
          </table:table-cell>
          <table:table-cell/>
          <table:table-cell office:value-type="string" calcext:value-type="string">
            <text:p>http://gutenberg.org/ebooks/2404</text:p>
          </table:table-cell>
          <table:table-cell office:value-type="float" office:value="2405" calcext:value-type="float">
            <text:p>2405</text:p>
          </table:table-cell>
          <table:table-cell table:number-columns-repeated="2"/>
          <table:table-cell office:value-type="string" calcext:value-type="string">
            <text:p>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Kampagne in Frankrei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gutenberg.org/ebooks/17664</text:p>
          </table:table-cell>
          <table:table-cell office:value-type="float" office:value="17664" calcext:value-type="float">
            <text:p>1766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Reineke Fuch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228.mobile</text:p>
          </table:table-cell>
          <table:table-cell office:value-type="float" office:value="2228" calcext:value-type="float">
            <text:p>222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Gotz von Berliching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s://www.gutenberg.org/ebooks/2321</text:p>
          </table:table-cell>
          <table:table-cell office:value-type="float" office:value="2321" calcext:value-type="float">
            <text:p>232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Farbenlehre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ttp://www.deutschestextarchiv.de/book/show/goethe_farbenlehre01_1810</text:p>
          </table:table-cell>
          <table:table-cell office:value-type="string" calcext:value-type="string">
            <text:p>Encoding <text:s/>iss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Farbenlehre</text:p>
          </table:table-cell>
          <table:table-cell office:value-type="string" calcext:value-type="string">
            <text:p>de</text:p>
          </table:table-cell>
          <table:table-cell table:number-columns-repeated="3"/>
          <table:table-cell office:value-type="string" calcext:value-type="string">
            <text:p><text:a xlink:href="http://www.deutschestextarchiv.de/book/show/goethe_farbenlehre02" xlink:type="simple">http://www.deutschestextarchiv.de/book/show/goethe_farbenlehre02</text:a>_1810</text:p>
          </table:table-cell>
          <table:table-cell office:value-type="string" calcext:value-type="string">
            <text:p>Encoding <text:s/>iss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Faust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s://www.gutenberg.org/ebooks/2229</text:p>
          </table:table-cell>
          <table:table-cell office:value-type="float" office:value="2229" calcext:value-type="float">
            <text:p>22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Faust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s://www.gutenberg.org/ebooks/2230</text:p>
          </table:table-cell>
          <table:table-cell office:value-type="float" office:value="2230" calcext:value-type="float">
            <text:p>22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ilhelm Meisters Lehrjahre 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335.mobile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ilhelm Meisters Lehrjahre 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336.mobile</text:p>
          </table:table-cell>
          <table:table-cell office:value-type="float" office:value="2336" calcext:value-type="float">
            <text:p>2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ilhelm Meisters Lehrjahre 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337.mobile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ilhelm Meisters Lehrjahre 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338.mobile</text:p>
          </table:table-cell>
          <table:table-cell office:value-type="float" office:value="2338" calcext:value-type="float">
            <text:p>233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ilhelm Meisters Lehrjahre 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339.mobile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ilhelm Meisters Lehrjahre 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340.mobile</text:p>
          </table:table-cell>
          <table:table-cell office:value-type="float" office:value="2340" calcext:value-type="float">
            <text:p>23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ilhelm Meisters Lehrjahre 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341.mobile</text:p>
          </table:table-cell>
          <table:table-cell office:value-type="float" office:value="2341" calcext:value-type="float">
            <text:p>23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ilhelm Meisters Lehrjahre 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342.mobile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ahlverwandtschaft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403.mobile</text:p>
          </table:table-cell>
          <table:table-cell office:value-type="float" office:value="2403" calcext:value-type="float">
            <text:p>24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409.mobile</text:p>
          </table:table-cell>
          <table:table-cell office:value-type="float" office:value="2409" calcext:value-type="float">
            <text:p>24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410.mobile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411.mobile</text:p>
          </table:table-cell>
          <table:table-cell office:value-type="float" office:value="2411" calcext:value-type="float">
            <text:p>24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erther 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407.mobile</text:p>
          </table:table-cell>
          <table:table-cell office:value-type="float" office:value="2407" calcext:value-type="float">
            <text:p>24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, could have been: Goethe und Werther – Briefe Goethe's, meistens aus seiner Jugendze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Werther 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408.mobile</text:p>
          </table:table-cell>
          <table:table-cell office:value-type="float" office:value="2408" calcext:value-type="float">
            <text:p>24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me Unclear, merged in original work, could have been: Goethe und Werther – Briefe Goethe's, meistens aus seiner Jugendze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Torquato Tass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10425.mobile</text:p>
          </table:table-cell>
          <table:table-cell office:value-type="float" office:value="10425" calcext:value-type="float">
            <text:p>104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Die Aufgeregt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10428.mobile</text:p>
          </table:table-cell>
          <table:table-cell office:value-type="float" office:value="10428" calcext:value-type="float">
            <text:p>10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bin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Die natürliche Tocht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10426.mobile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bin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Egmon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2146.mobile</text:p>
          </table:table-cell>
          <table:table-cell office:value-type="float" office:value="2146" calcext:value-type="float">
            <text:p>214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bin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Die Leiden des jungen Werther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 Unclear, merged in original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Hermann and Dorothe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312.mobile</text:p>
          </table:table-cell>
          <table:table-cell office:value-type="float" office:value="2312" calcext:value-type="float">
            <text:p>231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Les affinites electiv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10604.mobile</text:p>
          </table:table-cell>
          <table:table-cell office:value-type="float" office:value="10604" calcext:value-type="float">
            <text:p>1060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Hermann and Dorothe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958.mobile</text:p>
          </table:table-cell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Egmo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945.mobile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Faus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4591.mobile</text:p>
          </table:table-cell>
          <table:table-cell office:value-type="float" office:value="14591" calcext:value-type="float">
            <text:p>1459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Iphigenia in Tauri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5850.mobile</text:p>
          </table:table-cell>
          <table:table-cell office:value-type="float" office:value="15850" calcext:value-type="float">
            <text:p>1585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.W.Goethe</text:p>
          </table:table-cell>
          <table:table-cell office:value-type="string" calcext:value-type="string">
            <text:p>The Sorrows of Young Werth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527.mobile</text:p>
          </table:table-cell>
          <table:table-cell office:value-type="float" office:value="2527" calcext:value-type="float">
            <text:p>25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Amerikanische Wald-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33017.mobile</text:p>
          </table:table-cell>
          <table:table-cell office:value-type="float" office:value="33017" calcext:value-type="float">
            <text:p>3301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Amerikanische Wald-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41585.mobile</text:p>
          </table:table-cell>
          <table:table-cell office:value-type="float" office:value="41585" calcext:value-type="float">
            <text:p>4158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Colonie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30631.mobile</text:p>
          </table:table-cell>
          <table:table-cell office:value-type="float" office:value="30631" calcext:value-type="float">
            <text:p>3063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Colonie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30814.mobile</text:p>
          </table:table-cell>
          <table:table-cell office:value-type="float" office:value="30814" calcext:value-type="float">
            <text:p>3081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Colonie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39545.mobile</text:p>
          </table:table-cell>
          <table:table-cell office:value-type="float" office:value="39545" calcext:value-type="float">
            <text:p>3954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Erbe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46539.mobile</text:p>
          </table:table-cell>
          <table:table-cell office:value-type="float" office:value="46539" calcext:value-type="float">
            <text:p>4653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Erbe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46504.mobile</text:p>
          </table:table-cell>
          <table:table-cell office:value-type="float" office:value="46504" calcext:value-type="float">
            <text:p>4650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Kunstreiter 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46062.mobile</text:p>
          </table:table-cell>
          <table:table-cell office:value-type="float" office:value="46062" calcext:value-type="float">
            <text:p>460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Herrn Mahlhubers Reiseabenteu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19675.mobile</text:p>
          </table:table-cell>
          <table:table-cell office:value-type="float" office:value="19675" calcext:value-type="float">
            <text:p>1967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Matrosenleb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43913.mobile</text:p>
          </table:table-cell>
          <table:table-cell office:value-type="float" office:value="43913" calcext:value-type="float">
            <text:p>439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Erbe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46465.mobile</text:p>
          </table:table-cell>
          <table:table-cell office:value-type="float" office:value="46465" calcext:value-type="float">
            <text:p>4646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Inselwelt 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35651.mobile</text:p>
          </table:table-cell>
          <table:table-cell office:value-type="float" office:value="35651" calcext:value-type="float">
            <text:p>3565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Inselwelt 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46073.mobile</text:p>
          </table:table-cell>
          <table:table-cell office:value-type="float" office:value="46073" calcext:value-type="float">
            <text:p>4607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Kunstreiter 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46053.mobile</text:p>
          </table:table-cell>
          <table:table-cell office:value-type="float" office:value="46053" calcext:value-type="float">
            <text:p>4605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Kunstreiter 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46061.mobile</text:p>
          </table:table-cell>
          <table:table-cell office:value-type="float" office:value="46061" calcext:value-type="float">
            <text:p>4606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Kunstreiter 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ttp://m.gutenberg.org/ebooks/46062.mobile</text:p>
          </table:table-cell>
          <table:table-cell office:value-type="float" office:value="46062" calcext:value-type="float">
            <text:p>460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Herrn Mahlhubers Reiseabenteuer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plic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.Gerstacker</text:p>
          </table:table-cell>
          <table:table-cell office:value-type="string" calcext:value-type="string">
            <text:p>Matrosenleben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plic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a maja desnud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43030.mobile</text:p>
          </table:table-cell>
          <table:table-cell office:value-type="float" office:value="43030" calcext:value-type="float">
            <text:p>4303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Mare nostrum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23236.mobile</text:p>
          </table:table-cell>
          <table:table-cell office:value-type="float" office:value="23236" calcext:value-type="float">
            <text:p>2323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os muertos manda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21651.mobile</text:p>
          </table:table-cell>
          <table:table-cell office:value-type="float" office:value="21651" calcext:value-type="float">
            <text:p>2165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Orient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40182.mobile</text:p>
          </table:table-cell>
          <table:table-cell office:value-type="float" office:value="40182" calcext:value-type="float">
            <text:p>401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os argonauta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25640.mobile</text:p>
          </table:table-cell>
          <table:table-cell office:value-type="float" office:value="25640" calcext:value-type="float">
            <text:p>2564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a bodeg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28927.mobile</text:p>
          </table:table-cell>
          <table:table-cell office:value-type="float" office:value="28927" calcext:value-type="float">
            <text:p>289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a Catedra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16670.mobile</text:p>
          </table:table-cell>
          <table:table-cell office:value-type="float" office:value="16670" calcext:value-type="float">
            <text:p>1667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os cuatro jinetes del apocalipsi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24536.mobile</text:p>
          </table:table-cell>
          <table:table-cell office:value-type="float" office:value="24536" calcext:value-type="float">
            <text:p>2453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os enemigos de la muje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37139.mobile</text:p>
          </table:table-cell>
          <table:table-cell office:value-type="float" office:value="37139" calcext:value-type="float">
            <text:p>3713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Entre naranjo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30122.mobile</text:p>
          </table:table-cell>
          <table:table-cell office:value-type="float" office:value="30122" calcext:value-type="float">
            <text:p>3012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Flor de may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41746.mobile</text:p>
          </table:table-cell>
          <table:table-cell office:value-type="float" office:value="41746" calcext:value-type="float">
            <text:p>4174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a hord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33474.mobile</text:p>
          </table:table-cell>
          <table:table-cell office:value-type="float" office:value="33474" calcext:value-type="float">
            <text:p>334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El intrus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24466.mobile</text:p>
          </table:table-cell>
          <table:table-cell office:value-type="float" office:value="24466" calcext:value-type="float">
            <text:p>244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Arroz y tartan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16413.mobile</text:p>
          </table:table-cell>
          <table:table-cell office:value-type="float" office:value="16413" calcext:value-type="float">
            <text:p>164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a Barrac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14944.mobile</text:p>
          </table:table-cell>
          <table:table-cell office:value-type="float" office:value="14944" calcext:value-type="float">
            <text:p>1494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una Benamo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1870.mobile</text:p>
          </table:table-cell>
          <table:table-cell office:value-type="float" office:value="21870" calcext:value-type="float">
            <text:p>2187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The Blood of the Aren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54222.mobile</text:p>
          </table:table-cell>
          <table:table-cell office:value-type="float" office:value="54222" calcext:value-type="float">
            <text:p>5422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The Cab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38165.mobile</text:p>
          </table:table-cell>
          <table:table-cell office:value-type="float" office:value="38165" calcext:value-type="float">
            <text:p>3816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The Shadow of the Cathedr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2041.mobile</text:p>
          </table:table-cell>
          <table:table-cell office:value-type="float" office:value="12041" calcext:value-type="float">
            <text:p>1204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es quatre cavaliers de l’apocalyps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39492.mobile</text:p>
          </table:table-cell>
          <table:table-cell office:value-type="float" office:value="39492" calcext:value-type="float">
            <text:p>3949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The Dead Comman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7068.mobile</text:p>
          </table:table-cell>
          <table:table-cell office:value-type="float" office:value="27068" calcext:value-type="float">
            <text:p>2706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The Enemies of Wome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38458.mobile</text:p>
          </table:table-cell>
          <table:table-cell office:value-type="float" office:value="38458" calcext:value-type="float">
            <text:p>3845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The Four Horsemen of the Apocalyps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484.mobile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The Last Lion and Other Tal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39062.mobile</text:p>
          </table:table-cell>
          <table:table-cell office:value-type="float" office:value="39062" calcext:value-type="float">
            <text:p>390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Mayflow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9577.mobile</text:p>
          </table:table-cell>
          <table:table-cell office:value-type="float" office:value="29577" calcext:value-type="float">
            <text:p>2957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Les morts commanden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ttp://m.gutenberg.org/ebooks/39835.mobile</text:p>
          </table:table-cell>
          <table:table-cell office:value-type="float" office:value="39835" calcext:value-type="float">
            <text:p>3983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Mare Nostru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1697.mobile</text:p>
          </table:table-cell>
          <table:table-cell office:value-type="float" office:value="11697" calcext:value-type="float">
            <text:p>1169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Sonnic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s://www.gutenberg.org/ebooks/31821</text:p>
          </table:table-cell>
          <table:table-cell office:value-type="float" office:value="31821" calcext:value-type="float">
            <text:p>3182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The Torr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1674.mobile</text:p>
          </table:table-cell>
          <table:table-cell office:value-type="float" office:value="11674" calcext:value-type="float">
            <text:p>116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.BlascoIbañez</text:p>
          </table:table-cell>
          <table:table-cell office:value-type="string" calcext:value-type="string">
            <text:p>Woman Triumpha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18876.mobile</text:p>
          </table:table-cell>
          <table:table-cell office:value-type="float" office:value="18876" calcext:value-type="float">
            <text:p>1887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Fortunata y Jacint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17013.mobile</text:p>
          </table:table-cell>
          <table:table-cell office:value-type="float" office:value="17013" calcext:value-type="float">
            <text:p>170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Marianel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17340.mobile</text:p>
          </table:table-cell>
          <table:table-cell office:value-type="float" office:value="17340" calcext:value-type="float">
            <text:p>1734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Misericordi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21831.mobile</text:p>
          </table:table-cell>
          <table:table-cell office:value-type="float" office:value="21831" calcext:value-type="float">
            <text:p>2183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31465.mobile</text:p>
          </table:table-cell>
          <table:table-cell office:value-type="float" office:value="31465" calcext:value-type="float">
            <text:p>3146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Torquemada en la hoguer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15206.mobile</text:p>
          </table:table-cell>
          <table:table-cell office:value-type="float" office:value="15206" calcext:value-type="float">
            <text:p>152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La de Bringa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31464.mobile</text:p>
          </table:table-cell>
          <table:table-cell office:value-type="float" office:value="31464" calcext:value-type="float">
            <text:p>3146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La desheredad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25956.mobile</text:p>
          </table:table-cell>
          <table:table-cell office:value-type="float" office:value="25956" calcext:value-type="float">
            <text:p>2595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Doña Perfect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15725.mobile</text:p>
          </table:table-cell>
          <table:table-cell office:value-type="float" office:value="15725" calcext:value-type="float">
            <text:p>157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utenberg version (15725) has large english preface and discussion, removed all line- and page mark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28002.mobile</text:p>
          </table:table-cell>
          <table:table-cell office:value-type="float" office:value="28002" calcext:value-type="float">
            <text:p>280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Un faccioso mas y algunos frailes meno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17443.mobile</text:p>
          </table:table-cell>
          <table:table-cell office:value-type="float" office:value="17443" calcext:value-type="float">
            <text:p>1744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La familia de Leon Roch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48093.mobile</text:p>
          </table:table-cell>
          <table:table-cell office:value-type="float" office:value="48093" calcext:value-type="float">
            <text:p>480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La Fontana de Or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ttp://m.gutenberg.org/ebooks/11070.mobile</text:p>
          </table:table-cell>
          <table:table-cell office:value-type="float" office:value="11070" calcext:value-type="float">
            <text:p>1107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B.PerezGaldos</text:p>
          </table:table-cell>
          <table:table-cell table:style-name="ce3" office:value-type="string" calcext:value-type="string">
            <text:p>Trafalgar</text:p>
          </table:table-cell>
          <table:table-cell table:style-name="ce4" office:value-type="string" calcext:value-type="string">
            <text:p>e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B.PerezGaldos</text:p>
          </table:table-cell>
          <table:table-cell table:style-name="ce3" office:value-type="string" calcext:value-type="string">
            <text:p>La Corte de Carlos IV</text:p>
          </table:table-cell>
          <table:table-cell table:style-name="ce4" office:value-type="string" calcext:value-type="string">
            <text:p>e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B.PerezGaldos</text:p>
          </table:table-cell>
          <table:table-cell table:style-name="ce3" office:value-type="string" calcext:value-type="string">
            <text:p>El 19 Marzo y el 2 de Mayo</text:p>
          </table:table-cell>
          <table:table-cell table:style-name="ce4" office:value-type="string" calcext:value-type="string">
            <text:p>e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B.PerezGaldos</text:p>
          </table:table-cell>
          <table:table-cell table:style-name="ce3" office:value-type="string" calcext:value-type="string">
            <text:p>Bailen</text:p>
          </table:table-cell>
          <table:table-cell table:style-name="ce4" office:value-type="string" calcext:value-type="string">
            <text:p>e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B.PerezGaldos</text:p>
          </table:table-cell>
          <table:table-cell table:style-name="ce3" office:value-type="string" calcext:value-type="string">
            <text:p>Napoleon en Chamartin</text:p>
          </table:table-cell>
          <table:table-cell table:style-name="ce4" office:value-type="string" calcext:value-type="string">
            <text:p>e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B.PerezGaldos</text:p>
          </table:table-cell>
          <table:table-cell table:style-name="ce3" office:value-type="string" calcext:value-type="string">
            <text:p>Zaragosa</text:p>
          </table:table-cell>
          <table:table-cell table:style-name="ce4" office:value-type="string" calcext:value-type="string">
            <text:p>e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B.PerezGaldos</text:p>
          </table:table-cell>
          <table:table-cell table:style-name="ce3" office:value-type="string" calcext:value-type="string">
            <text:p>La Batello de los Arapiles</text:p>
          </table:table-cell>
          <table:table-cell table:style-name="ce4" office:value-type="string" calcext:value-type="string">
            <text:p>e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B.PerezGaldos</text:p>
          </table:table-cell>
          <table:table-cell table:style-name="ce3" office:value-type="string" calcext:value-type="string">
            <text:p>Cadiz</text:p>
          </table:table-cell>
          <table:table-cell table:style-name="ce4" office:value-type="string" calcext:value-type="string">
            <text:p>e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B.PerezGaldos</text:p>
          </table:table-cell>
          <table:table-cell table:style-name="ce3" office:value-type="string" calcext:value-type="string">
            <text:p>Gerona</text:p>
          </table:table-cell>
          <table:table-cell table:style-name="ce4" office:value-type="string" calcext:value-type="string">
            <text:p>e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B.PerezGaldos</text:p>
          </table:table-cell>
          <table:table-cell table:style-name="ce3" office:value-type="string" calcext:value-type="string">
            <text:p>Juan Marin El Empecinado</text:p>
          </table:table-cell>
          <table:table-cell table:style-name="ce4" office:value-type="string" calcext:value-type="string">
            <text:p>e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Leon Roch (vol. 1 of 2)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48752.mobile</text:p>
          </table:table-cell>
          <table:table-cell office:value-type="float" office:value="48752" calcext:value-type="float">
            <text:p>4875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Marianel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48818.mobile</text:p>
          </table:table-cell>
          <table:table-cell office:value-type="float" office:value="48818" calcext:value-type="float">
            <text:p>4881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Dona Perfect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2462.mobile</text:p>
          </table:table-cell>
          <table:table-cell office:value-type="float" office:value="2462" calcext:value-type="float">
            <text:p>24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Saragoss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47769.mobile</text:p>
          </table:table-cell>
          <table:table-cell office:value-type="float" office:value="47769" calcext:value-type="float">
            <text:p>4776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.PerezGaldos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ttp://m.gutenberg.org/ebooks/47980.mobile</text:p>
          </table:table-cell>
          <table:table-cell office:value-type="float" office:value="47980" calcext:value-type="float">
            <text:p>479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4834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1" table:target-range-address="C.A17:C.H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0mm"/>
      <style:text-properties style:font-name="DejaVu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6:17:41.780831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13:18:11.326788358</meta:creation-date>
    <dc:date>2019-09-25T16:17:44.564773632</dc:date>
    <meta:editing-duration>PT2H45M59S</meta:editing-duration>
    <meta:editing-cycles>34</meta:editing-cycles>
    <meta:generator>LibreOffice/6.3.1.2$Linux_X86_64 LibreOffice_project/30$Build-2</meta:generator>
    <meta:document-statistic meta:table-count="2" meta:cell-count="1780" meta:object-count="0"/>
  </office:meta>
</office:document-meta>
</file>